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2024-10-28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2023-10-12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2023-02-21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2020-10-06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2019-10-22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2018-10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2017-10-27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2016-10-10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2015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201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201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201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201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201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201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200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200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200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2006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200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200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200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200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200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2000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2000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9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97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97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96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95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9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9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9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9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9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8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86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86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8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8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8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8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8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7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7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76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75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7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7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72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7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70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69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6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6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67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6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6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6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33401</text:p>
          </table:table-cell>
          <table:table-cell office:value-type="string" calcext:value-type="string">
            <text:p>193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1" meta:object-count="0"/>
    <meta:user-defined meta:name="AppVersion">3.0</meta:user-defined>
  </office:meta>
</office:document-meta>
</file>